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73b47" fo:font-size="12pt" style:font-size-asian="12pt" style:font-size-complex="12pt"/>
    </style:style>
    <style:style style:name="P2" style:family="paragraph" style:parent-style-name="Standard">
      <style:paragraph-properties fo:margin-top="0.0835in" fo:margin-bottom="0.0835in" loext:contextual-spacing="false" fo:line-height="100%"/>
    </style:style>
    <style:style style:name="P3" style:family="paragraph" style:parent-style-name="Standard" style:list-style-name="WWNum1">
      <style:paragraph-properties fo:margin-left="0.5835in" fo:margin-right="0.0835in" fo:margin-top="0.1665in" fo:margin-bottom="0in" loext:contextual-spacing="false" fo:line-height="100%" fo:text-indent="-0.25in" style:auto-text-indent="false"/>
    </style:style>
    <style:style style:name="P4" style:family="paragraph" style:parent-style-name="Standard" style:list-style-name="WWNum1">
      <style:paragraph-properties fo:margin-left="0.5835in" fo:margin-right="0.0835in" fo:margin-top="0in" fo:margin-bottom="0in" loext:contextual-spacing="false" fo:line-height="100%" fo:text-indent="-0.25in" style:auto-text-indent="false"/>
    </style:style>
    <style:style style:name="P5" style:family="paragraph" style:parent-style-name="Standard" style:list-style-name="WWNum1">
      <style:paragraph-properties fo:margin-left="0.5835in" fo:margin-right="0.0835in" fo:margin-top="0in" fo:margin-bottom="0.1665in" loext:contextual-spacing="false" fo:line-height="100%" fo:text-indent="-0.25in" style:auto-text-indent="false"/>
    </style:style>
    <style:style style:name="P6" style:family="paragraph" style:parent-style-name="Heading_20_1">
      <style:paragraph-properties fo:margin-top="0in" fo:margin-bottom="0.1528in" loext:contextual-spacing="false" fo:line-height="100%" fo:keep-together="auto" fo:padding-left="0in" fo:padding-right="0in" fo:padding-top="0in" fo:padding-bottom="0.1528in" fo:border-left="none" fo:border-right="none" fo:border-top="none" fo:border-bottom="0.74pt solid #e9e9e9" fo:keep-with-next="auto"/>
    </style:style>
    <style:style style:name="P7" style:family="paragraph" style:parent-style-name="Heading_20_1" style:master-page-name="Standard">
      <style:paragraph-properties fo:margin-top="0in" fo:margin-bottom="0.1528in" loext:contextual-spacing="false" fo:line-height="100%" fo:keep-together="auto" style:page-number="1" fo:padding-left="0in" fo:padding-right="0in" fo:padding-top="0in" fo:padding-bottom="0.1528in" fo:border-left="none" fo:border-right="none" fo:border-top="none" fo:border-bottom="0.74pt solid #e9e9e9" fo:keep-with-next="auto"/>
    </style:style>
    <style:style style:name="T1" style:family="text">
      <style:text-properties fo:color="#273b47" fo:font-size="18pt" fo:font-weight="bold" style:font-size-asian="18pt" style:font-weight-asian="bold" style:font-size-complex="18pt"/>
    </style:style>
    <style:style style:name="T2" style:family="text">
      <style:text-properties fo:color="#273b47" fo:font-size="12pt" style:font-size-asian="12pt" style:font-size-complex="12pt"/>
    </style:style>
    <style:style style:name="T3" style:family="text">
      <style:text-properties fo:color="#273b47" fo:font-size="12pt" fo:font-weight="bold" style:font-size-asian="12pt" style:font-weight-asian="bold" style:font-size-complex="12pt"/>
    </style:style>
    <style:style style:name="T4" style:family="text">
      <style:text-properties fo:color="#273b47" fo:font-size="12pt" fo:font-style="italic" style:font-size-asian="12pt" style:font-style-asian="italic" style:font-size-complex="12pt"/>
    </style:style>
    <style:style style:name="T5" style:family="text">
      <style:text-properties fo:font-size="18pt" fo:font-weight="bold" style:font-size-asian="18pt" style:font-weight-asian="bold"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2lny5asfhnx3"/><text:span text:style-name="T1">¿Qué es el staging y los repositorios? Ciclo básico de trabajo en Git</text:span></text:p>
      <text:p text:style-name="P2"><text:span text:style-name="T2">Para iniciar un repositorio, o sea, activar el sistema de control de versiones de Git en tu proyecto, solo debes ejecutar el comando git init.</text:span></text:p>
      <text:p text:style-name="P2"><text:span text:style-name="T2">Este comando se encargará de dos cosas: primero, crear una carpeta .git, donde se guardará toda la base de datos con cambios atómicos de nuestro proyecto; y segundo, crear un área que conocemos como Staging, que guardará temporalmente nuestros archivos (cuando ejecutemos un comando especial para eso) y nos permitirá, más adelante, guardar estos cambios en el repositorio (también con un comando especial).</text:span></text:p>
      <text:p text:style-name="P2"><text:span text:style-name="T3">Ciclo de vida o estados de los archivos en Git</text:span><text:span text:style-name="T2">:</text:span></text:p>
      <text:p text:style-name="P2"><text:span text:style-name="T2">Cuando trabajamos con Git nuestros archivos pueden vivir y moverse entre 4 diferentes estados (cuando trabajamos con repositorios remotos pueden ser más estados, pero lo estudiaremos más adelante):</text:span></text:p>
      <text:list xml:id="list4137705368" text:style-name="WWNum1">
        <text:list-item>
          <text:p text:style-name="P3"><text:span text:style-name="T3">Archivos Tracked</text:span><text:span text:style-name="T2">: son los archivos que viven dentro de Git, no tienen cambios pendientes y sus últimas actualizaciones han sido guardadas en el repositorio gracias a los comandos git add y git commit.</text:span></text:p>
        </text:list-item>
        <text:list-item>
          <text:p text:style-name="P4"><text:span text:style-name="T3">Archivos Staged</text:span><text:span text:style-name="T2">: son archivos en Staging. Viven dentro de Git y hay registro de ellos porque han sido afectados por el comando git add, aunque no sus últimos cambios. Git ya sabe de la existencia de estos últimos cambios, pero todavía no han sido guardados definitivamente en el repositorio porque falta ejecutar el comando git commit.</text:span></text:p>
        </text:list-item>
        <text:list-item>
          <text:p text:style-name="P4"><text:span text:style-name="T3">Archivos Unstaged</text:span><text:span text:style-name="T2">: entiéndelos como archivos </text:span><text:span text:style-name="T4">“Tracked pero Unstaged”</text:span><text:span text:style-name="T2">. Son archivos que viven dentro de Git pero no han sido afectados por el comando git add ni mucho menos por git commit. Git tiene un registro de estos archivos, pero está desactualizado, sus últimas versiones solo están guardadas en el disco duro.</text:span></text:p>
        </text:list-item>
        <text:list-item>
          <text:p text:style-name="P4"><text:span text:style-name="T3">Archivos Untracked</text:span><text:span text:style-name="T2">: son archivos que NO viven dentro de Git, solo en el disco duro. Nunca han sido afectados por git add, así que Git no tiene registros de su existencia.<text:line-break/>Recuerda que hay un caso muy raro donde los archivos tienen dos estados al mismo tiempo: staged y untracked. Esto pasa cuando guardas los cambios de un archivo en el área de Staging (con el comando git add), pero antes de hacer commit para guardar los cambios en el repositorio haces nuevos cambios que todavía no han sido guardados en el área de Staging (en realidad, todo sigue funcionando igual pero es un poco divertido).<text:line-break/></text:span><text:span text:style-name="T3">Comandos para mover archivos entre los estados de Git</text:span><text:span text:style-name="T2">:</text:span></text:p>
        </text:list-item>
        <text:list-item>
          <text:p text:style-name="P4"><text:span text:style-name="T3">git status</text:span><text:span text:style-name="T2">: nos permite ver el estado de todos nuestros archivos y carpetas.</text:span></text:p>
        </text:list-item>
        <text:list-item>
          <text:p text:style-name="P4"><text:span text:style-name="T3">git add</text:span><text:span text:style-name="T2">: nos ayuda a mover archivos del Untracked o Unstaged al estado Staged. Podemos usar git nombre-del-archivo-o-carpeta para añadir archivos y carpetas individuales o git add -A para mover todos los archivos de nuestro proyecto (tanto Untrackeds como unstageds).</text:span></text:p>
        </text:list-item>
        <text:list-item>
          <text:p text:style-name="P4"><text:span text:style-name="T3">git reset HEAD</text:span><text:span text:style-name="T2">: nos ayuda a sacar archivos del estado Staged para devolverlos a su estado anterior. Si los archivos venían de Unstaged, vuelven allí. Y lo mismo se venían de Untracked.</text:span></text:p>
        </text:list-item>
        <text:list-item>
          <text:p text:style-name="P4"><text:span text:style-name="T3">git commit</text:span><text:span text:style-name="T2">: nos ayuda a mover archivos de Unstaged a Staged. Esta es una ocasión especial, los archivos han sido guardado o actualizados en el repositorio. Git nos pedirá que dejemos un mensaje para recordar los cambios que hicimos y podemos usar el argumento -m para escribirlo (git commit -m "mensaje").</text:span></text:p>
        </text:list-item>
        <text:list-item>
          <text:p text:style-name="P4"><text:span text:style-name="T3">git rm</text:span><text:span text:style-name="T2">: este comando necesita alguno de los siguientes argumentos para poder ejecutarse correctamente:<text:line-break/>- git rm --cached: Mueve los archivos que le indiquemos al estado Untracked.<text:line-break/>- git rm --force: Elimina los archivos de Git y del disco duro. Git guarda el registro de la existencia de los archivos, por lo que podremos recuperarlos si es necesario (pero debemos usar comandos más avanzados).</text:span></text:p>
        </text:list-item>
        <text:list-item>
          <text:p text:style-name="P5"/>
        </text:list-item>
      </text:list>
      <text:p text:style-name="P6"><text:bookmark text:name="_d7j3gpu2hv1b"/><text:span text:style-name="T5">¿Qué es un Branch (rama) y cómo funciona un Merge en Git?</text:span></text:p>
      <text:p text:style-name="P2"><text:span text:style-name="T2">Git es una base de datos muy precisa con todos los cambios y crecimiento que ha tenido nuestro proyecto. Los commits son la única forma de tener un registro de los cambios. Pero las ramas amplifican mucho más el potencial de Git.</text:span></text:p>
      <text:p text:style-name="P2"><text:span text:style-name="T3">Todos los commits se aplican sobre una rama</text:span><text:span text:style-name="T2">. Por defecto, siempre empezamos en la rama master (pero puedes cambiarle el nombre si no te gusta) y creamos nuevas ramas, a partir de esta, para crear flujos de trabajo independientes.</text:span></text:p>
      <text:p text:style-name="P2"><text:span text:style-name="T2">Crear una nueva rama se trata de copiar un commit (de cualquier rama), pasarlo a otro lado (a otra rama) y continuar el trabajo de una parte específica de nuestro proyecto sin afectar el flujo de trabajo principal (que continúa en la rama master o la rama principal).</text:span></text:p>
      <text:p text:style-name="P2"><text:span text:style-name="T2">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span></text:p>
      <text:p text:style-name="P2"><text:span text:style-name="T2">Crear una nueva rama lo conocemos como </text:span><text:span text:style-name="T3">Checkout</text:span><text:span text:style-name="T2">. Unir dos ramas lo conocemos como </text:span><text:span text:style-name="T3">Merge</text:span><text:span text:style-name="T2">.</text:span></text:p>
      <text:p text:style-name="P2"><text:span text:style-name="T2">Podemos crear todas las ramas y commits que queramos. De hecho, podemos aprovechar el registro de cambios de Git para crear ramas, traer versiones viejas del código, arreglarlas y combinarlas de nuevo para mejorar el proyecto.</text:span></text:p>
      <text:p text:style-name="P2"><text:span text:style-name="T2">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73b47"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905" meta:character-count="5371" meta:non-whitespace-character-count="4500"/>
    <meta:generator>LibreOfficeDev/6.0.5.2$Linux_X86_64 LibreOffice_project/</meta:generator>
  </office:meta>
</office:document-meta>
</file>